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22.393cm" fo:margin-left="-1.207cm" style:page-number="auto" table:align="left"/>
    </style:style>
    <style:style style:name="Table1.A" style:family="table-column">
      <style:table-column-properties style:column-width="2.501cm"/>
    </style:style>
    <style:style style:name="Table1.B" style:family="table-column">
      <style:table-column-properties style:column-width="3.56cm"/>
    </style:style>
    <style:style style:name="Table1.C" style:family="table-column">
      <style:table-column-properties style:column-width="6.664cm"/>
    </style:style>
    <style:style style:name="Table1.D" style:family="table-column">
      <style:table-column-properties style:column-width="3.824cm"/>
    </style:style>
    <style:style style:name="Table1.E" style:family="table-column">
      <style:table-column-properties style:column-width="1.371cm"/>
    </style:style>
    <style:style style:name="Table1.F" style:family="table-column">
      <style:table-column-properties style:column-width="1.997cm"/>
    </style:style>
    <style:style style:name="Table1.G" style:family="table-column">
      <style:table-column-properties style:column-width="2.477cm"/>
    </style:style>
    <style:style style:name="Table1.1" style:family="table-row">
      <style:table-row-properties style:min-row-height="1.443cm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min-row-height="0.145cm"/>
    </style:style>
    <style:style style:name="Table1.3" style:family="table-row">
      <style:table-row-properties style:min-row-height="1.662cm"/>
    </style:style>
    <style:style style:name="Table1.4" style:family="table-row">
      <style:table-row-properties style:min-row-height="4.57cm"/>
    </style:style>
    <style:style style:name="Table1.5" style:family="table-row">
      <style:table-row-properties style:min-row-height="1.478cm"/>
    </style:style>
    <style:style style:name="Table1.B10" style:family="table-cell" style:data-style-name="N2">
      <style:table-cell-properties fo:padding="0.097cm" fo:border="none"/>
    </style:style>
    <style:style style:name="Table1.G11" style:family="table-cell" style:data-style-name="N100">
      <style:table-cell-properties fo:padding="0.097cm" fo:border="none"/>
    </style:style>
    <style:style style:name="Table1.14" style:family="table-row">
      <style:table-row-properties style:min-row-height="0.811cm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4" style:family="paragraph" style:parent-style-name="Table_20_Contents"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7" style:family="paragraph" style:parent-style-name="Table_20_Contents">
      <style:text-properties style:font-name="Times New Roman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9" style:family="paragraph" style:parent-style-name="Table_20_Contents">
      <style:paragraph-properties fo:text-align="end" style:justify-single-word="false">
        <style:tab-stops>
          <style:tab-stop style:position="4.154cm"/>
        </style:tab-stops>
      </style:paragraph-properties>
      <style:text-properties style:font-name="Times New Roman" fo:font-size="11pt" style:font-size-asian="11pt" style:font-size-complex="11pt"/>
    </style:style>
    <style:style style:name="P10" style:family="paragraph" style:parent-style-name="Table_20_Contents">
      <style:paragraph-properties fo:text-align="end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1pt" style:font-size-asian="11pt" style:font-size-complex="11pt"/>
    </style:style>
    <style:style style:name="P12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1pt" style:font-size-asian="11pt" style:font-size-complex="11pt"/>
    </style:style>
    <style:style style:name="P14" style:family="paragraph" style:parent-style-name="Table_20_Contents">
      <style:paragraph-properties fo:text-align="start" style:justify-single-word="false"/>
      <style:text-properties fo:color="#000000" style:font-name="Times New Roman" fo:font-size="11pt" style:font-size-asian="11pt" style:font-size-complex="11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Times New Roman" fo:font-size="11pt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imes New Romance" fo:font-size="11pt" style:font-size-asian="11pt" style:font-size-complex="11pt"/>
    </style:style>
    <style:style style:name="P17" style:family="paragraph" style:parent-style-name="Table_20_Contents">
      <style:paragraph-properties fo:text-align="center" style:justify-single-word="false">
        <style:tab-stops/>
      </style:paragraph-properties>
      <style:text-properties style:font-name="Times New Roman" fo:font-size="11pt" style:font-size-asian="11pt" style:font-size-complex="11pt"/>
    </style:style>
    <style:style style:name="T1" style:family="text">
      <style:text-properties fo:color="#000000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font-name-asian="Calibri" style:font-style-asian="normal" style:font-weight-asian="normal" style:font-name-complex="Calibri" style:font-style-complex="normal" style:font-weight-complex="normal" style:text-emphasize="none" style:text-overline-style="none" style:text-overline-color="font-color"/>
    </style:style>
    <number:number-style style:name="N2">
      <number:number number:decimal-places="2"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 table:style-name="Table1.1">
            <table:table-cell table:style-name="Table1.A1" table:number-rows-spanned="3" table:number-columns-spanned="3" office:value-type="string">
              <text:p text:style-name="P4"/>
            </table:table-cell>
            <table:covered-table-cell/>
            <table:covered-table-cell/>
            <table:table-cell table:style-name="Table1.A1" table:number-columns-spanned="3" office:value-type="string">
              <text:p text:style-name="P13"><text:placeholder text:placeholder-type="text">&lt;o.vvt_number and o.vvt_number or ''&gt;</text:placeholder> <text:s text:c="6"/>/ <text:s/><text:placeholder text:placeholder-type="text" text:description="get_date(o.date_invoice)">&lt;get_date(o.date_invoice)&gt;</text:placeholder></text:p>
              <text:p text:style-name="P13"/>
            </table:table-cell>
            <table:covered-table-cell/>
            <table:covered-table-cell/>
            <table:table-cell table:style-name="Table1.A1" office:value-type="string">
              <text:p text:style-name="P4"/>
            </table:table-cell>
          </table:table-row>
          <table:table-row table:style-name="Table1.2">
            <table:covered-table-cell/>
            <table:covered-table-cell/>
            <table:covered-table-cell/>
            <table:table-cell table:style-name="Table1.A1" table:number-columns-spanned="4" office:value-type="string">
              <text:p text:style-name="P13"><text:placeholder text:placeholder-type="text">&lt;o.sale_id and o.sale_id.name or ''&gt;</text:placeholder> <text:s/>- <text:s/><text:placeholder text:placeholder-type="text">&lt;o.sale_id and get_date(o.sale_id.po_date) or ''&gt;</text:placeholder></text:p>
            </table:table-cell>
            <table:covered-table-cell/>
            <table:covered-table-cell/>
            <table:covered-table-cell/>
          </table:table-row>
        </table:table-header-rows>
        <table:table-row table:style-name="Table1.3">
          <table:covered-table-cell/>
          <table:covered-table-cell/>
          <table:covered-table-cell/>
          <table:table-cell table:style-name="Table1.A1" table:number-columns-spanned="4" office:value-type="string">
            <text:p text:style-name="P7"/>
            <text:p text:style-name="P7"/>
            <text:p text:style-name="P7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3" office:value-type="string">
            <text:p text:style-name="P7"/>
            <text:p text:style-name="P7"><text:span text:style-name="T1"><text:s text:c="5"/></text:span><text:span text:style-name="T1"><text:placeholder text:placeholder-type="text" text:description="o.partner_id.name">&lt;o.partner_id and o.partner_id.name or ''&gt;</text:placeholder></text:span><text:span text:style-name="T1"> </text:span></text:p>
            <text:p text:style-name="P7"><text:span text:style-name="T1"><text:s text:c="5"/></text:span><text:span text:style-name="T1"><text:placeholder text:placeholder-type="text" text:description="o.partner_id.street">&lt;o.partner_id and o.partner_id.street or ''&gt;</text:placeholder></text:span></text:p>
            <text:p text:style-name="P7"><text:span text:style-name="T1"><text:s text:c="5"/></text:span><text:span text:style-name="T1"><text:placeholder text:placeholder-type="text" text:description="o.partner_id.street2">&lt;o.partner_id and o.partner_id.street2 or ''&gt;</text:placeholder></text:span></text:p>
            <text:p text:style-name="P7"><text:span text:style-name="T1"><text:s text:c="5"/></text:span><text:span text:style-name="T1"><text:placeholder text:placeholder-type="text" text:description="o.partner_id.street3">&lt;o.partner_id and o.partner_id.street3 or ''&gt;</text:placeholder></text:span></text:p>
            <text:p text:style-name="P7"><text:span text:style-name="T1"><text:s text:c="5"/></text:span><text:span text:style-name="T1"><text:placeholder text:placeholder-type="text" text:description="o.partner_id.city">&lt;o.partner_id and o.partner_id.city or ''&gt;</text:placeholder></text:span></text:p>
            <text:p text:style-name="P7"><text:span text:style-name="T1"><text:s text:c="5"/></text:span><text:span text:style-name="T1"><text:placeholder text:placeholder-type="text">&lt;o.partner_id and (o.partner_id.state_id and o.partner_id.state_id.name or '') or ''&gt;</text:placeholder></text:span><text:span text:style-name="T1"> </text:span><text:span text:style-name="T1"><text:placeholder text:placeholder-type="text" text:description="o.partner_id.zip">&lt;o.partner_id.zip or ''&gt;</text:placeholder></text:span></text:p>
            <text:p text:style-name="P7"><text:span text:style-name="T1"><text:s text:c="5"/></text:span><text:span text:style-name="T1"><text:placeholder text:placeholder-type="text" text:description="o.partner_id.country_id.name">&lt;(o.partner_id and (o.partner_id.country_id and o.partner_id.country_id.name or '') or '').upper() or ''&gt;</text:placeholder></text:span><text:span text:style-name="T1"> <text:s/></text:span></text:p>
          </table:table-cell>
          <table:covered-table-cell/>
          <table:covered-table-cell/>
          <table:table-cell table:style-name="Table1.A1" table:number-columns-spanned="4" office:value-type="string">
            <text:p text:style-name="P13"/>
            <text:p text:style-name="P14"><text:placeholder text:placeholder-type="text" text:description="o.partner_id.name">&lt;(o.cons_loca and o.cons_loca.name or '').upper()&gt;</text:placeholder></text:p>
            <text:p text:style-name="P14"><text:placeholder text:placeholder-type="text" text:description="o.partner_id.name">&lt;(o.cons_loca and o.cons_loca.street or '').upper()&gt;</text:placeholder> <text:placeholder text:placeholder-type="text">&lt;o.cons_loca and o.cons_loca.street2 or ''&gt;</text:placeholder></text:p>
            <text:p text:style-name="P14"><text:placeholder text:placeholder-type="text" text:description="o.partner_id.name">&lt;(o.cons_loca and o.cons_loca.city or '').upper()&gt;</text:placeholder> <text:placeholder text:placeholder-type="text">&lt;(o.cons_loca and o.cons_loca.state_id.name or '').upper()&gt;</text:placeholder> <text:placeholder text:placeholder-type="text">&lt;(o.cons_loca and o.cons_loca.zip or '').upper()&gt;</text:placeholder></text:p>
            <text:p text:style-name="P14"><text:placeholder text:placeholder-type="text" text:description="o.partner_id.name">&lt;(o.cons_loca and o.cons_loca.country_id.name or '').upper() or ''&gt;</text:placeholder>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get_pre(o.pre_carriage_by or '').upper() or '' &gt;</text:placeholder>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A1" table:number-columns-spanned="2" office:value-type="string">
            <text:p text:style-name="P13"/>
            <text:p text:style-name="P13"><text:placeholder text:placeholder-type="text">&lt;(o.partner_id and (o.partner_id.country_id and o.partner_id.country_id.name or '') or '').upper() or ''&gt;</text:placeholder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placeholder text:placeholder-type="text">&lt;o.vessel_flight_no or ''&gt;</text:placeholder></text:p>
          </table:table-cell>
          <table:covered-table-cell/>
          <table:table-cell table:style-name="Table1.A1" office:value-type="string">
            <text:p text:style-name="P11">TUTICORIN INDIA</text:p>
          </table:table-cell>
          <table:table-cell table:style-name="Table1.A1" table:number-rows-spanned="2" table:number-columns-spanned="4" office:value-type="string">
            <text:p text:style-name="P7"><text:s text:c="42"/><text:placeholder text:placeholder-type="text">&lt;o.payment_term and o.payment_term.name or ''&gt;</text:placeholder></text:p>
            <text:p text:style-name="P7"><text:s text:c="2"/></text:p>
            <text:p text:style-name="P7"><text:s text:c="8"/><text:placeholder text:placeholder-type="text">&lt;o.sale_id.incoterms_id.code or ''&gt;</text:placeholder> <text:placeholder text:placeholder-type="text">&lt;o.lc_no or ''&gt;</text:placeholder> </text:p>
            <text:p text:style-name="P7"/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11"><text:placeholder text:placeholder-type="text">&lt;o.port_of_discharge_id or ''&gt;</text:placeholder></text:p>
          </table:table-cell>
          <table:covered-table-cell/>
          <table:table-cell table:style-name="Table1.A1" office:value-type="string">
            <text:p text:style-name="P11"><text:s/><text:placeholder text:placeholder-type="text">&lt;o.final_desti  or ''&gt;</text:placeholder></text:p>
            <text:p text:style-name="P11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table:number-columns-spanned="2" office:value-type="string">
            <text:p text:style-name="P5"/>
          </table:table-cell>
          <table:covered-table-cell/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table:number-columns-spanned="7" office:value-type="string">
            <text:p text:style-name="P11"><text:placeholder text:placeholder-type="text" text:description="for each=&quot;line in o.invoice_line&quot;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1"><text:placeholder text:placeholder-type="text">&lt;o.mark_container_no or ''&gt;</text:placeholder></text:p>
          </table:table-cell>
          <table:table-cell table:style-name="Table1.B10" office:value-type="float" office:value="0">
            <text:p text:style-name="P11"><text:s/><text:span text:style-name="T2"><text:placeholder text:placeholder-type="text">&lt;(o.delivery_order_id and o.delivery_order_id.bag_detail or '').upper()&gt;</text:placeholder></text:span></text:p>
            <text:p text:style-name="P11"/>
          </table:table-cell>
          <table:table-cell table:style-name="Table1.A1" office:value-type="string">
            <text:p text:style-name="P13"><text:span text:style-name="T1"><text:placeholder text:placeholder-type="text">&lt;get_qty_mt(line.quantity, line.uos_id and line.uos_id.name or False, o.invoice_type)&gt;</text:placeholder></text:span><text:span text:style-name="T1"> MT </text:span><text:placeholder text:placeholder-type="text">&lt;line.name or ''&gt;</text:placeholder> AT USD <text:placeholder text:placeholder-type="text">&lt;get_total(o.invoice_line, o.insurance)&gt;</text:placeholder></text:p>
            <text:p text:style-name="P16"><text:placeholder text:placeholder-type="text">&lt;get_app(line.application_id)&gt;</text:placeholder></text:p>
            <text:p text:style-name="P13"><text:placeholder text:placeholder-type="text">&lt;o.delivery_order_id.bag_detail&gt;</text:placeholder></text:p>
            <text:p text:style-name="P13"><text:placeholder text:placeholder-type="text">&lt;o.disc_goods or ""&gt;</text:placeholder>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1.A1" office:value-type="string">
            <text:p text:style-name="P15"><text:placeholder text:placeholder-type="text">&lt;get_qty_kgs(line.quantity, line.uos_id and line.uos_id.name or False, o.invoice_type)&gt;</text:placeholder> KGS</text:p>
          </table:table-cell>
          <table:table-cell table:style-name="Table1.A1" table:number-columns-spanned="2" office:value-type="string">
            <text:p text:style-name="P1"><text:placeholder text:placeholder-type="text">&lt;get_rate_kgs(line.price_unit or '')&gt;</text:placeholder>0/KG</text:p>
          </table:table-cell>
          <table:covered-table-cell/>
          <table:table-cell table:style-name="Table1.A1" office:value-type="string">
            <text:p text:style-name="P1"><text:placeholder text:placeholder-type="text">&lt;line.price_subtotal or ''&gt;</text:placeholder>0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9">FREIGHT:</text:p>
            <text:p text:style-name="P9">INSURANCE:</text:p>
            <text:p text:style-name="P9">OTHER CHARGES:</text:p>
          </table:table-cell>
          <table:table-cell table:style-name="Table1.A1" office:value-type="string">
            <text:p text:style-name="P5"/>
          </table:table-cell>
          <table:table-cell table:style-name="Table1.B10" table:number-columns-spanned="2" office:value-type="float" office:value="0">
            <text:p text:style-name="P2"><text:placeholder text:placeholder-type="text">&lt;get_freight(line.freight,line.quantity)&gt;</text:placeholder>0/KG</text:p>
            <text:p text:style-name="P10"><text:placeholder text:placeholder-type="text">&lt;o.insurance&gt;</text:placeholder>0/KG</text:p>
            <text:p text:style-name="P10">0.00/KG</text:p>
          </table:table-cell>
          <table:covered-table-cell/>
          <table:table-cell table:style-name="Table1.G11" office:value-type="float" office:value="0">
            <text:p text:style-name="P2"><text:placeholder text:placeholder-type="text">&lt;line.freight&gt;</text:placeholder>0</text:p>
            <text:p text:style-name="P10"><text:placeholder text:placeholder-type="text">&lt;round(o.insurance*line.quantity,2)&gt;</text:placeholder>0</text:p>
            <text:p text:style-name="P10">0.00</text:p>
            <text:p text:style-name="P12"/>
            <text:p text:style-name="P12"/>
            <text:p text:style-name="P12"/>
          </table:table-cell>
        </table:table-row>
        <table:table-row>
          <table:table-cell table:style-name="Table1.A1" table:number-columns-spanned="7" office:value-type="string">
            <text:p text:style-name="P13"><text:placeholder text:placeholder-type="text" text:description="/for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7"/>
            <text:p text:style-name="P13"><text:soft-page-break/><text:s text:c="5"/><text:placeholder text:placeholder-type="text">&lt;(amount_to_text(get_total_amount(o.invoice_line, o.insurance))).upper() or ''&gt;</text:placeholder></text:p>
            <text:p text:style-name="P13"><text:tab/><text:tab/><text:tab/><text:tab/><text:tab/><text:tab/><text:tab/><text:tab/> <text:s text:c="5"/><text:tab/></text:p>
          </table:table-cell>
          <table:covered-table-cell/>
          <table:covered-table-cell/>
          <table:covered-table-cell/>
          <table:table-cell table:style-name="Table1.G11" table:number-columns-spanned="2" office:value-type="float" office:value="0">
            <text:p text:style-name="P11"/>
            <text:p text:style-name="P8"><text:soft-page-break/><text:placeholder text:placeholder-type="text">&lt;get_total_kgs(o.invoice_line, o.insurance)&gt;</text:placeholder>0/KGS</text:p>
          </table:table-cell>
          <table:covered-table-cell/>
          <table:table-cell table:style-name="Table1.G11" office:value-type="float" office:value="0">
            <text:p text:style-name="P8"><text:line-break/><text:soft-page-break/><text:placeholder text:placeholder-type="text" text:description="get_total_amount(o.invoice_line, o.insurance)">&lt;get_total_amount(o.invoice_line, o.insurance)&gt;</text:placeholder>0</text:p>
          </table:table-cell>
        </table:table-row>
        <table:table-row table:style-name="Table1.14">
          <table:table-cell table:style-name="Table1.A1" table:number-columns-spanned="7" office:value-type="string">
            <text:p text:style-name="P8"><text:s text:c="83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5.19cm" fo:page-height="36.0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_20_left"/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1-04T22:31:48</meta:creation-date>
    <dc:date>2015-04-03T14:07:53</dc:date>
    <meta:editing-duration>PT15H6M13S</meta:editing-duration>
    <meta:editing-cycles>301</meta:editing-cycles>
    <meta:generator>LibreOffice/3.5$Linux_x86 LibreOffice_project/350m1$Build-2</meta:generator>
    <dc:creator>Dev127 </dc:creator>
    <meta:document-statistic meta:table-count="1" meta:image-count="0" meta:object-count="0" meta:page-count="2" meta:paragraph-count="47" meta:word-count="207" meta:character-count="2381" meta:non-whitespace-character-count="2010"/>
  </office:meta>
</office:document-meta>
</file>